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23860" officeooo:paragraph-rsid="000e25ad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10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1" style:family="paragraph" style:parent-style-name="Standard" style:list-style-name="L1">
      <style:text-properties fo:color="#0066b3" style:font-name="TeX Gyre Bonum" officeooo:rsid="00072833" officeooo:paragraph-rsid="000b0265"/>
    </style:style>
    <style:style style:name="P12" style:family="paragraph" style:parent-style-name="Standard" style:list-style-name="L1">
      <style:text-properties fo:color="#0066b3" style:font-name="TeX Gyre Bonum" officeooo:rsid="000c6b4a" officeooo:paragraph-rsid="000c6b4a"/>
    </style:style>
    <style:style style:name="P13" style:family="paragraph" style:parent-style-name="Standard" style:list-style-name="L1">
      <style:text-properties fo:color="#0066b3" style:font-name="TeX Gyre Bonum" fo:font-weight="normal" officeooo:rsid="00072833" officeooo:paragraph-rsid="000c79e6" style:font-weight-asian="normal" style:font-weight-complex="normal"/>
    </style:style>
    <style:style style:name="P14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5" style:family="paragraph" style:parent-style-name="Standard" style:list-style-name="L1">
      <style:text-properties fo:color="#0066b3" style:font-name="TeX Gyre Bonum" fo:font-weight="normal" officeooo:rsid="00023860" officeooo:paragraph-rsid="000c6b4a" style:font-weight-asian="normal" style:font-weight-complex="normal"/>
    </style:style>
    <style:style style:name="P16" style:family="paragraph" style:parent-style-name="Standard" style:list-style-name="L1">
      <style:text-properties style:font-name="TeX Gyre Bonum" officeooo:rsid="00023860" officeooo:paragraph-rsid="000652e9"/>
    </style:style>
    <style:style style:name="P17" style:family="paragraph" style:parent-style-name="Standard" style:list-style-name="L1">
      <style:text-properties style:font-name="TeX Gyre Bonum" officeooo:rsid="00023860" officeooo:paragraph-rsid="0002f376"/>
    </style:style>
    <style:style style:name="P18" style:family="paragraph" style:parent-style-name="Standard" style:list-style-name="L1">
      <style:text-properties style:font-name="TeX Gyre Bonum" officeooo:rsid="00023860" officeooo:paragraph-rsid="00046a6f"/>
    </style:style>
    <style:style style:name="P19" style:family="paragraph" style:parent-style-name="Standard" style:list-style-name="L1">
      <style:text-properties style:font-name="TeX Gyre Bonum" officeooo:rsid="00023860" officeooo:paragraph-rsid="00072833"/>
    </style:style>
    <style:style style:name="P20" style:family="paragraph" style:parent-style-name="Standard" style:list-style-name="L1">
      <style:text-properties style:font-name="TeX Gyre Bonum" officeooo:rsid="00023860" officeooo:paragraph-rsid="00085127"/>
    </style:style>
    <style:style style:name="P21" style:family="paragraph" style:parent-style-name="Standard" style:list-style-name="L1">
      <style:text-properties style:font-name="TeX Gyre Bonum" officeooo:rsid="00023860" officeooo:paragraph-rsid="0008ab01"/>
    </style:style>
    <style:style style:name="P22" style:family="paragraph" style:parent-style-name="Standard" style:list-style-name="L1">
      <style:text-properties style:font-name="TeX Gyre Bonum" officeooo:rsid="00023860" officeooo:paragraph-rsid="00094b23"/>
    </style:style>
    <style:style style:name="P23" style:family="paragraph" style:parent-style-name="Standard" style:list-style-name="L1">
      <style:text-properties style:font-name="TeX Gyre Bonum" officeooo:rsid="00023860" officeooo:paragraph-rsid="000b0265"/>
    </style:style>
    <style:style style:name="P24" style:family="paragraph" style:parent-style-name="Standard" style:list-style-name="L1">
      <style:text-properties style:font-name="TeX Gyre Bonum" officeooo:rsid="00023860" officeooo:paragraph-rsid="000b2141"/>
    </style:style>
    <style:style style:name="P25" style:family="paragraph" style:parent-style-name="Standard" style:list-style-name="L1">
      <style:text-properties style:font-name="TeX Gyre Bonum" officeooo:rsid="00023860" officeooo:paragraph-rsid="000beba8"/>
    </style:style>
    <style:style style:name="P26" style:family="paragraph" style:parent-style-name="Standard" style:list-style-name="L1">
      <style:text-properties style:font-name="TeX Gyre Bonum" officeooo:rsid="00023860" officeooo:paragraph-rsid="000c6b4a"/>
    </style:style>
    <style:style style:name="P27" style:family="paragraph" style:parent-style-name="Standard" style:list-style-name="L1">
      <style:text-properties style:font-name="TeX Gyre Bonum" officeooo:rsid="000b0265" officeooo:paragraph-rsid="000c6b4a"/>
    </style:style>
    <style:style style:name="P28" style:family="paragraph" style:parent-style-name="Standard" style:list-style-name="L1">
      <style:text-properties style:font-name="TeX Gyre Bonum" officeooo:rsid="000b0265" officeooo:paragraph-rsid="000b0265"/>
    </style:style>
    <style:style style:name="P29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30" style:family="paragraph" style:parent-style-name="Standard" style:list-style-name="L1">
      <style:text-properties style:use-window-font-color="true" style:font-name="TeX Gyre Bonum" officeooo:rsid="000b0265" officeooo:paragraph-rsid="000b0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00a65d" fo:font-weight="normal" officeooo:rsid="00029905" fo:background-color="transparent" loext:char-shading-value="0" style:font-weight-asian="normal" style:font-weight-complex="normal"/>
    </style:style>
    <style:style style:name="T6" style:family="text">
      <style:text-properties fo:color="#ed1c24" officeooo:rsid="00029905"/>
    </style:style>
    <style:style style:name="T7" style:family="text">
      <style:text-properties fo:color="#ed1c24" fo:font-weight="normal" officeooo:rsid="00029905" style:font-weight-asian="normal" style:font-weight-complex="normal"/>
    </style:style>
    <style:style style:name="T8" style:family="text">
      <style:text-properties fo:color="#ed1c24" fo:font-weight="normal" officeooo:rsid="00029905" fo:background-color="transparent" loext:char-shading-value="0" style:font-weight-asian="normal" style:font-weight-complex="normal"/>
    </style:style>
    <style:style style:name="T9" style:family="text">
      <style:text-properties fo:color="#ed1c24" fo:font-weight="bold" officeooo:rsid="00029905" style:font-weight-asian="bold" style:font-weight-complex="bold"/>
    </style:style>
    <style:style style:name="T10" style:family="text">
      <style:text-properties fo:color="#bd7cb5" officeooo:rsid="00029905" fo:background-color="transparent" loext:char-shading-value="0"/>
    </style:style>
    <style:style style:name="T11" style:family="text">
      <style:text-properties fo:color="#bd7cb5" fo:font-weight="normal" officeooo:rsid="00029905" fo:background-color="transparent" loext:char-shading-value="0" style:font-weight-asian="normal" style:font-weight-complex="normal"/>
    </style:style>
    <style:style style:name="T12" style:family="text">
      <style:text-properties officeooo:rsid="00072833"/>
    </style:style>
    <style:style style:name="T13" style:family="text">
      <style:text-properties fo:color="#0066b3"/>
    </style:style>
    <style:style style:name="T14" style:family="text">
      <style:text-properties fo:color="#0066b3" officeooo:rsid="00072833"/>
    </style:style>
    <style:style style:name="T15" style:family="text">
      <style:text-properties fo:color="#0066b3" officeooo:rsid="000c6b4a"/>
    </style:style>
    <style:style style:name="T16" style:family="text">
      <style:text-properties officeooo:rsid="00085127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072833"/>
    </style:style>
    <style:style style:name="T19" style:family="text">
      <style:text-properties style:use-window-font-color="true" officeooo:rsid="00085127"/>
    </style:style>
    <style:style style:name="T20" style:family="text">
      <style:text-properties style:use-window-font-color="true" officeooo:rsid="0008ab01"/>
    </style:style>
    <style:style style:name="T21" style:family="text">
      <style:text-properties style:use-window-font-color="true" officeooo:rsid="000b0265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officeooo:rsid="000b0265" style:font-weight-asian="normal" style:font-weight-complex="normal"/>
    </style:style>
    <style:style style:name="T24" style:family="text">
      <style:text-properties style:use-window-font-color="true" fo:font-weight="normal" officeooo:rsid="000c6b4a" style:font-weight-asian="normal" style:font-weight-complex="normal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use-window-font-color="true" officeooo:rsid="000c6b4a"/>
    </style:style>
    <style:style style:name="T27" style:family="text">
      <style:text-properties officeooo:rsid="0008ab01"/>
    </style:style>
    <style:style style:name="T28" style:family="text">
      <style:text-properties officeooo:rsid="000b0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6">■</text:span><text:span text:style-name="T2"> <text:s/>Pendiente </text:span><text:span text:style-name="T10">■</text:span><text:span text:style-name="T2"> Entregado </text:span><text:span text:style-name="T3">■</text:span><text:span text:style-name="T2"> Validado con Sebas</text:span></text:p>
      <text:list xml:id="list3197936098" text:style-name="L1">
        <text:list-item>
          <text:p text:style-name="P5">Viernes 23 de agosto </text:p>
          <text:list>
            <text:list-item>
              <text:p text:style-name="P16"><text:span text:style-name="T4">■</text:span><text:span text:style-name="T10"> </text:span>Definición formal CLTS, modos de composición y pseudocódigo.</text:p>
            </text:list-item>
            <text:list-item>
              <text:p text:style-name="P16"><text:span text:style-name="T4">■</text:span><text:span text:style-name="T10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6"><text:span text:style-name="T4">■</text:span><text:span text:style-name="T10"> </text:span>Semántica LTL, satisfacción sobre corridas en CLTS</text:p>
            </text:list-item>
            <text:list-item>
              <text:p text:style-name="P17"><text:span text:style-name="T10">■</text:span><text:span text:style-name="T6"> </text:span>Construcción de Games Structures (GS) desde especificaciones LTL</text:p>
            </text:list-item>
            <text:list-item>
              <text:p text:style-name="P17"><text:span text:style-name="T10">■</text:span><text:span text:style-name="T6"> </text:span>Traducción de GS a CLTS</text:p>
            </text:list-item>
            <text:list-item>
              <text:p text:style-name="P17"><text:span text:style-name="T10">■</text:span><text:span text:style-name="T6"> </text:span>Pseudocódigo de los algoritmos involucrados.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6"><text:span text:style-name="T4">■</text:span><text:span text:style-name="T6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8"><text:span text:style-name="T10">■</text:span><text:span text:style-name="T6"> </text:span>Presentar sintaxis FSP para CLTS + GS</text:p>
            </text:list-item>
            <text:list-item>
              <text:p text:style-name="P16"><text:span text:style-name="T4">■</text:span><text:span text:style-name="T6"> </text:span>Equivalencia, determinización y minimización sobre CLTS</text:p>
            </text:list-item>
            <text:list-item>
              <text:p text:style-name="P16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6"><text:span text:style-name="T4">■</text:span><text:span text:style-name="T6"> </text:span><text:span text:style-name="T12">Revisar definición C</text:span>LTS.</text:p>
            </text:list-item>
          </text:list>
        </text:list-item>
        <text:list-item>
          <text:p text:style-name="P6"><text:span text:style-name="T12">Miércoles</text:span> <text:span text:style-name="T12">4</text:span> de septiembre</text:p>
          <text:list>
            <text:list-item>
              <text:p text:style-name="P19"><text:span text:style-name="T4">■</text:span><text:span text:style-name="T6"> </text:span>Revisar <text:span text:style-name="T12">satisfacción de fluents</text:span>.</text:p>
            </text:list-item>
          </text:list>
        </text:list-item>
        <text:list-item>
          <text:p text:style-name="P19"><text:span text:style-name="T14">Viernes</text:span><text:span text:style-name="T13"> </text:span><text:span text:style-name="T14">6</text:span><text:span text:style-name="T13"> de septiembre</text:span></text:p>
          <text:list>
            <text:list-item>
              <text:p text:style-name="P19"><text:span text:style-name="T4">■</text:span><text:span text:style-name="T6"> </text:span>Revisar <text:span text:style-name="T12">composición paralela</text:span>.</text:p>
            </text:list-item>
          </text:list>
        </text:list-item>
        <text:list-item>
          <text:p text:style-name="P8">Lunes 9 de septiembre</text:p>
          <text:list>
            <text:list-item>
              <text:p text:style-name="P19"><text:span text:style-name="T4">■</text:span><text:span text:style-name="T6"> </text:span>Revisar <text:span text:style-name="T12">transformación de GS a CLTS</text:span>.</text:p>
            </text:list-item>
          </text:list>
        </text:list-item>
        <text:list-item>
          <text:p text:style-name="P9"><text:span text:style-name="T16">Miércoles</text:span> <text:span text:style-name="T16">11</text:span> de septiembre</text:p>
          <text:list>
            <text:list-item>
              <text:p text:style-name="P20"><text:span text:style-name="T4">■</text:span><text:span text:style-name="T6"> </text:span><text:span text:style-name="T19">Escribir problema de control para</text:span><text:span text:style-name="T18">CLTS</text:span><text:span text:style-name="T17">.</text:span></text:p>
            </text:list-item>
          </text:list>
        </text:list-item>
        <text:list-item>
          <text:p text:style-name="P9"><text:span text:style-name="T16">Viernes 13</text:span> de septiembre</text:p>
          <text:list>
            <text:list-item>
              <text:p text:style-name="P20"><text:span text:style-name="T4">■</text:span><text:span text:style-name="T6"> </text:span><text:span text:style-name="T19">Re escribir problema de control para CLTS y transformaciones GS → Kripke → CLTS, GS → CLTS</text:span><text:span text:style-name="T17">.</text:span></text:p>
            </text:list-item>
          </text:list>
        </text:list-item>
        <text:list-item>
          <text:p text:style-name="P9"><text:span text:style-name="T16">Lunes 16</text:span> de septiembre</text:p>
          <text:list>
            <text:list-item>
              <text:p text:style-name="P21"><text:span text:style-name="T10">■</text:span><text:span text:style-name="T6"> </text:span><text:span text:style-name="T19">Revisar problema de control para CLTS y transformaciones GS → Kripke → CLTS, GS → CLTS</text:span><text:span text:style-name="T17">.</text:span></text:p>
            </text:list-item>
          </text:list>
        </text:list-item>
        <text:list-item>
          <text:p text:style-name="P10"><text:span text:style-name="T27">Miércoles 18</text:span> de septiembre</text:p>
          <text:list>
            <text:list-item>
              <text:p text:style-name="P22"><text:span text:style-name="T10">■</text:span><text:span text:style-name="T6"> </text:span><text:span text:style-name="T19">Revisar </text:span><text:span text:style-name="T20">definición de CLTS legal con respecto a un conjunto de acciones controlables y un ambiente</text:span><text:span text:style-name="T17">.</text:span></text:p>
            </text:list-item>
          </text:list>
        </text:list-item>
        <text:list-item>
          <text:p text:style-name="P11"><text:span text:style-name="T28">Viernes 20</text:span> de septiembre</text:p>
          <text:list>
            <text:list-item>
              <text:p text:style-name="P30">Sin actividad por festejo de primavera.</text:p>
            </text:list-item>
          </text:list>
        </text:list-item>
        <text:list-item>
          <text:p text:style-name="P11"><text:span text:style-name="T28">Lunes 23</text:span> de septiembre</text:p>
          <text:list>
            <text:list-item>
              <text:p text:style-name="P23"><text:span text:style-name="T4">■</text:span><text:span text:style-name="T6"> </text:span><text:span text:style-name="T21">Reunión de estado de situación y planificación de próximos pasos</text:span><text:span text:style-name="T17">.</text:span></text:p>
            </text:list-item>
          </text:list>
        </text:list-item>
        <text:list-item>
          <text:p text:style-name="P11"><text:soft-page-break/><text:span text:style-name="T28">Miércoles 25</text:span> de septiembre</text:p>
          <text:list>
            <text:list-item>
              <text:p text:style-name="P24"><text:span text:style-name="T11">■</text:span><text:span text:style-name="T6"> </text:span><text:span text:style-name="T21">Formalización de síntesis de GR(1) para CLTS</text:span><text:span text:style-name="T17">.</text:span></text:p>
            </text:list-item>
            <text:list-item>
              <text:p text:style-name="P24"><text:span text:style-name="T11">■</text:span><text:span text:style-name="T6"> </text:span><text:span text:style-name="T17">Entregar formalización en latex.</text:span></text:p>
            </text:list-item>
          </text:list>
        </text:list-item>
        <text:list-item>
          <text:p text:style-name="P11"><text:span text:style-name="T28">Viernes 27</text:span> de septiembre</text:p>
          <text:list>
            <text:list-item>
              <text:p text:style-name="P24"><text:span text:style-name="T11">■</text:span><text:span text:style-name="T6"> </text:span><text:span text:style-name="T21">Presentar ejemplos de síntesis/composición/traducción LTL → CLTS con inspección manual y conjunto de trazas ejercitadas</text:span><text:span text:style-name="T17">.</text:span></text:p>
            </text:list-item>
          </text:list>
        </text:list-item>
        <text:list-item>
          <text:p text:style-name="P11"><text:span text:style-name="T28">Lunes 30</text:span> de septiembre</text:p>
          <text:list>
            <text:list-item>
              <text:p text:style-name="P25"><text:span text:style-name="T11">■</text:span><text:span text:style-name="T6"> </text:span><text:span text:style-name="T21">Revisar formalización GR(1) y ejemplos presentados</text:span><text:span text:style-name="T17">.</text:span></text:p>
            </text:list-item>
          </text:list>
        </text:list-item>
        <text:list-item>
          <text:p text:style-name="P12">Miércoles 2 <text:s/>a lunes 21 de octubre</text:p>
          <text:list>
            <text:list-item>
              <text:p text:style-name="P7"><text:span text:style-name="T8">■</text:span><text:span text:style-name="T6"> </text:span><text:span text:style-name="T26">Implementación de nuevo algoritmo de composición paralela.</text:span></text:p>
            </text:list-item>
            <text:list-item>
              <text:p text:style-name="P7"><text:span text:style-name="T8">■</text:span><text:span text:style-name="T6"> </text:span><text:span text:style-name="T26">Validación de herramienta contra especificación GenBuf de 2 clientes.</text:span></text:p>
            </text:list-item>
            <text:list-item>
              <text:p text:style-name="P7"><text:span text:style-name="T8">■</text:span><text:span text:style-name="T6"> </text:span><text:span text:style-name="T26">Redefinición e implementación de nuevo mecanismo para embeber fluents en un juego armado sobre un comportamiento monolítico dado como una instancia CLTS.</text:span></text:p>
            </text:list-item>
          </text:list>
        </text:list-item>
        <text:list-item>
          <text:p text:style-name="P27"><text:span text:style-name="T15">Miércoles</text:span><text:span text:style-name="T13"> </text:span><text:span text:style-name="T15">23</text:span><text:span text:style-name="T13"> de octubre</text:span></text:p>
          <text:list>
            <text:list-item>
              <text:p text:style-name="P26"><text:span text:style-name="T5">■</text:span><text:span text:style-name="T6"> </text:span><text:span text:style-name="T26">Planificación de trabajo pendiente.</text:span></text:p>
            </text:list-item>
          </text:list>
        </text:list-item>
        <text:list-item>
          <text:p text:style-name="P28"><text:span text:style-name="T15">Viernes</text:span><text:span text:style-name="T13"> </text:span><text:span text:style-name="T15">25</text:span><text:span text:style-name="T13"> de octubre</text:span></text:p>
          <text:list>
            <text:list-item>
              <text:p text:style-name="P23"><text:span text:style-name="T9">■ </text:span><text:span text:style-name="T23">Implementación Behavior Minimization</text:span></text:p>
            </text:list-item>
            <text:list-item>
              <text:p text:style-name="P23"><text:span text:style-name="T9">■ </text:span><text:span text:style-name="T23">Revisar diagnóstico </text:span><text:span text:style-name="T24">ejemplo sintético Könighoefer vs behavior minimization</text:span></text:p>
            </text:list-item>
            <text:list-item>
              <text:p text:style-name="P26"><text:span text:style-name="T9">■ </text:span><text:span text:style-name="T23">Revisar diagnóstico GENBUF 2 clientes</text:span></text:p>
            </text:list-item>
          </text:list>
        </text:list-item>
        <text:list-item>
          <text:p text:style-name="P13">Pendiente</text:p>
          <text:list>
            <text:list-item>
              <text:p text:style-name="P26"><text:span text:style-name="T7">■ </text:span><text:span text:style-name="T22">Extensión con CLTS paper </text:span><text:span text:style-name="T25">Behavior Minimization Feedback for Unrealizable Specifications</text:span></text:p>
            </text:list-item>
          </text:list>
        </text:list-item>
        <text:list-item>
          <text:p text:style-name="P13">Pendiente</text:p>
          <text:list>
            <text:list-item>
              <text:p text:style-name="P15"><text:span text:style-name="T6">■ </text:span>R<text:span text:style-name="T28">e</text:span>visión paper <text:span text:style-name="T1">Behavior Minimization Feedback for Unrealizable Specifications</text:span>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Bocet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Documento técnico de presentación de herramienta </text:p>
            </text:list-item>
          </text:list>
        </text:list-item>
        <text:list-item>
          <text:p text:style-name="P14">Pendiente</text:p>
          <text:list>
            <text:list-item>
              <text:p text:style-name="P29"><text:span text:style-name="T6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10-23T19:40:18.831418216</dc:date>
    <meta:editing-duration>PT11H22M3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510" meta:character-count="2984" meta:non-whitespace-character-count="2594"/>
  </office:meta>
</office:document-meta>
</file>